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ventBase.setType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Bas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Base.is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Base.isCharact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Base.isEntity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Base.isProcessingInstru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Base.isStartPrefix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Base.is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Base.XmlEventBase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Base.is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Base.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Base.isEndPrefix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Base.isSta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Base.XmlEvent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ventBase.getType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Base.is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Base.isChangePrefix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